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21.75pt"/>
    </style:style>
    <style:style style:name="co2" style:family="table-column">
      <style:table-column-properties fo:break-before="auto" style:column-width="542.25pt"/>
    </style:style>
    <style:style style:name="co3" style:family="table-column">
      <style:table-column-properties fo:break-before="auto" style:column-width="128.25pt"/>
    </style:style>
    <style:style style:name="co4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75pt"/>
    </style:style>
    <style:style style:name="ro2" style:family="table-row">
      <style:table-row-properties fo:break-before="auto" style:row-height="394pt"/>
    </style:style>
    <style:style style:name="ro3" style:family="table-row">
      <style:table-row-properties fo:break-before="auto" style:row-height="19pt"/>
    </style:style>
    <style:style style:name="ro4" style:family="table-row">
      <style:table-row-properties fo:break-before="auto" style:row-height="338pt"/>
    </style:style>
    <style:style style:name="ro5" style:family="table-row">
      <style:table-row-properties fo:break-before="auto" style:row-height="410pt"/>
    </style:style>
    <style:style style:name="ro6" style:family="table-row">
      <style:table-row-properties fo:break-before="auto" style:row-height="169pt"/>
    </style:style>
    <style:style style:name="ro7" style:family="table-row">
      <style:table-row-properties fo:break-before="auto" style:row-height="113pt"/>
    </style:style>
    <style:style style:name="ro8" style:family="table-row">
      <style:table-row-properties fo:break-before="auto" style:row-height="56pt"/>
    </style:style>
    <style:style style:name="ro9" style:family="table-row">
      <style:table-row-properties fo:break-before="auto" style:row-height="300pt"/>
    </style:style>
    <style:style style:name="ro10" style:family="table-row">
      <style:table-row-properties fo:break-before="auto" style:row-height="150pt"/>
    </style:style>
    <style:style style:name="ro11" style:family="table-row">
      <style:table-row-properties fo:break-before="auto" style:row-height="263pt"/>
    </style:style>
    <style:style style:name="ro12" style:family="table-row">
      <style:table-row-properties fo:break-before="auto" style:row-height="206pt"/>
    </style:style>
    <style:style style:name="ro13" style:family="table-row">
      <style:table-row-properties fo:break-before="auto" style:row-height="131pt"/>
    </style:style>
    <style:style style:name="ro14" style:family="table-row">
      <style:table-row-properties fo:break-before="auto" style:row-height="9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4pt" style:font-size-asian="14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4" style:family="table-cell">
      <style:table-cell-properties style:vertical-align="bottom" fo:wrap-option="wrap"/>
    </style:style>
    <style:style style:name="ce25" style:family="table-cell">
      <style:text-properties style:font-name="Arial" style:font-name-asian="Arial" fo:font-family="Arial" style:font-family-asian="Arial" fo:font-size="14pt" style:font-size-asian="14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6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8" style:family="table-cell">
      <style:table-cell-properties style:vertical-align="bottom" fo:wrap-option="wrap" fo:background-color="#00FF00"/>
    </style:style>
    <style:style style:name="ce29" style:family="table-cell">
      <style:text-properties style:font-name="Arial" style:font-name-asian="Arial" fo:font-family="Arial" style:font-family-asian="Arial" fo:font-size="14pt" style:font-size-asian="14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00FF00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00FF00"/>
      <style:paragraph-properties fo:text-align="center"/>
    </style:style>
  </office:automatic-styles>
  <office:body>
    <office:spreadsheet>
      <table:table table:name="Лист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7"/>
        <table:table-column table:style-name="co0" table:default-cell-style-name="Default" table:number-columns-repeated="1004"/>
        <table:table-row table:style-name="ro1">
          <table:table-cell table:style-name="ce21"/>
          <table:table-cell table:style-name="ce22" office:value-type="string">
            <text:p>ЧТО НУЖНО ДОДЕЛАТЬ:</text:p>
          </table:table-cell>
          <table:table-cell table:style-name="ce23" office:value-type="string">
            <text:p>пометка СДЕЛАНО</text:p>
          </table:table-cell>
          <table:table-cell table:style-name="ce21" office:value-type="string">
            <text:p>Доделки</text:p>
          </table:table-cell>
          <table:table-cell table:style-name="ce21" office:value-type="string">
            <text:p>Стоимость</text:p>
          </table:table-cell>
          <table:table-cell table:number-columns-repeated="15" table:style-name="ce21"/>
          <table:table-cell table:number-columns-repeated="1004"/>
        </table:table-row>
        <table:table-row table:style-name="ro2">
          <table:table-cell table:style-name="ce24" office:value-type="string">
            <text:p>•</text:p>
          </table:table-cell>
          <table:table-cell table:style-name="ce25" office:value-type="string">
            <text:p>Договора от не работающих педагогов не переоформляются, даже если педагогу поставить галочку что он работает (например Договор Климова Катя педагог Богуславцева)</text:p>
          </table:table-cell>
          <table:table-cell table:style-name="ce23" office:value-type="string">
            <text:p>СДЕЛАНО*</text:p>
          </table:table-cell>
          <table:table-cell/>
          <table:table-cell table:style-name="ce24" office:value-type="float" office:value="0.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4">
          <table:table-cell table:style-name="ce24" office:value-type="string">
            <text:p>•</text:p>
          </table:table-cell>
          <table:table-cell table:style-name="ce25" office:value-type="string">
            <text:p>Кнопка списать – деньги остатка полностью в компании остаются без выплаты преподавателю, аб закрывается, списанные занятия не планируются.</text:p>
          </table:table-cell>
          <table:table-cell table:style-name="ce23" office:value-type="string">
            <text:p>СДЕЛАНО</text:p>
          </table:table-cell>
          <table:table-cell table:style-name="ce24" office:value-type="string">
            <text:p>Доделать скрипт с отменой.</text:p>
          </table:table-cell>
          <table:table-cell table:style-name="ce24" office:value-type="float" office:value="3000.0">
            <text:p>300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5">
          <table:table-cell table:style-name="ce24" office:value-type="string">
            <text:p>•</text:p>
          </table:table-cell>
          <table:table-cell table:style-name="ce25" office:value-type="string">
            <text:p>Кнопка возврат – с расчетом комиссии 15% от полной стоимости договора, которая остается в компании, остальной остаток уходит из компании (возвращается клиенту), аб закрывается, уроки не планируются.</text:p>
          </table:table-cell>
          <table:table-cell table:style-name="ce23"/>
          <table:table-cell table:number-columns-repeated="1021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6">
          <table:table-cell table:style-name="ce24" office:value-type="string">
            <text:p>•</text:p>
          </table:table-cell>
          <table:table-cell table:style-name="ce25" office:value-type="string">
            <text:p>Комментарий к договору (о перерасчете, переводе к другому преподу)</text:p>
          </table:table-cell>
          <table:table-cell table:style-name="ce23" office:value-type="string">
            <text:p>СДЕЛАНО</text:p>
          </table:table-cell>
          <table:table-cell table:style-name="ce24" office:value-type="string">
            <text:p>Сделать отдельное добавление</text:p>
          </table:table-cell>
          <table:table-cell table:style-name="ce24" office:value-type="float" office:value="1000.0">
            <text:p>100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2">
          <table:table-cell table:style-name="ce24" office:value-type="string">
            <text:p>•</text:p>
          </table:table-cell>
          <table:table-cell table:style-name="ce25" office:value-type="string">
            <text:p>Перенос педагога и Перенос клиента - сделать чтобы этот урок отмечался переносом и автоматически вставал в конец абонемента вперед по графику Запланированный урок</text:p>
          </table:table-cell>
          <table:table-cell table:style-name="ce23" office:value-type="string">
            <text:p>СДЕЛАНО</text:p>
          </table:table-cell>
          <table:table-cell/>
          <table:table-cell table:style-name="ce24" table:number-columns-spanned="1" table:number-rows-spanned="3" office:value-type="float" office:value="2000.0">
            <text:p>200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/>
          <table:covered-table-cell/>
          <table:table-cell table:number-columns-repeated="1019"/>
        </table:table-row>
        <table:table-row table:style-name="ro7">
          <table:table-cell table:style-name="ce24" office:value-type="string">
            <text:p>•</text:p>
          </table:table-cell>
          <table:table-cell table:style-name="ce25" office:value-type="string">
            <text:p>Перенос на другую дату (не в конец абонемента)</text:p>
          </table:table-cell>
          <table:table-cell table:style-name="ce23" office:value-type="string">
            <text:p>СДЕЛАНО</text:p>
          </table:table-cell>
          <table:table-cell/>
          <table:covered-table-cell/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8">
          <table:table-cell table:style-name="ce24" office:value-type="string">
            <text:p>•</text:p>
          </table:table-cell>
          <table:table-cell table:style-name="ce25" office:value-type="string">
            <text:p>Не проведено – убрать</text:p>
          </table:table-cell>
          <table:table-cell table:style-name="ce23" office:value-type="string">
            <text:p>СДЕЛАНО</text:p>
          </table:table-cell>
          <table:table-cell/>
          <table:table-cell table:style-name="ce24" office:value-type="float" office:value="0.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9">
          <table:table-cell table:style-name="ce24" office:value-type="string">
            <text:p>•</text:p>
          </table:table-cell>
          <table:table-cell table:style-name="ce25" office:value-type="string">
            <text:p>Счетчик переносов клиента без ограничения лимита с выводом кол-ва переносов в карточке аб красным цветом в отдельном квадратике.</text:p>
          </table:table-cell>
          <table:table-cell table:style-name="ce23" office:value-type="string">
            <text:p>4 - 6 ноября</text:p>
          </table:table-cell>
          <table:table-cell/>
          <table:table-cell table:style-name="ce24" office:value-type="float" office:value="1000.0">
            <text:p>100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5">
          <table:table-cell table:style-name="ce24" office:value-type="string">
            <text:p>•</text:p>
          </table:table-cell>
          <table:table-cell table:style-name="ce25" office:value-type="string">
            <text:p>Счетчик переносов учителя без ограничения лимита – отображать в сводке красным цветом количество занятий; сделать расчет отчета по переносам учителя, где расписано у какого ученика сколько уроков учитель отменил.</text:p>
          </table:table-cell>
          <table:table-cell table:style-name="ce23" office:value-type="string">
            <text:p>5 - 11 ноября</text:p>
          </table:table-cell>
          <table:table-cell/>
          <table:table-cell table:style-name="ce24" office:value-type="string">
            <text:p>1000-2000</text:p>
            <text:p>Будет ясно позднее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2">
          <table:table-cell table:style-name="ce24" office:value-type="string">
            <text:p>•</text:p>
          </table:table-cell>
          <table:table-cell table:style-name="ce25" office:value-type="string">
            <text:p>Заморозка – добавить к кнопке всплывающую строку ввода сроков заморозки, на это время не планировать уроки, после окончания планировать и автоматически размораживать.</text:p>
          </table:table-cell>
          <table:table-cell table:style-name="ce23" office:value-type="string">
            <text:p>5 ноября, скажу что думаю.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10">
          <table:table-cell table:style-name="ce24" office:value-type="string">
            <text:p>•</text:p>
          </table:table-cell>
          <table:table-cell table:style-name="ce25" office:value-type="string">
            <text:p>Фильтр поиска клиента по фамилии в карточке учителя – добавить.</text:p>
          </table:table-cell>
          <table:table-cell table:style-name="ce23" office:value-type="string">
            <text:p>5 ноября, скажу срок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11">
          <table:table-cell table:style-name="ce24" office:value-type="string">
            <text:p>•</text:p>
          </table:table-cell>
          <table:table-cell table:style-name="ce25" office:value-type="string">
            <text:p>Сделать в карточке педагога фильтр поиска клиента по типам занятий для удобства отмечания групповых и парных занятий.</text:p>
          </table:table-cell>
          <table:table-cell table:style-name="ce23" office:value-type="string">
            <text:p>5 ноября, скажу срок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11">
          <table:table-cell table:style-name="ce24" office:value-type="string">
            <text:p>•</text:p>
          </table:table-cell>
          <table:table-cell table:style-name="ce25" office:value-type="string">
            <text:p>Сетку посещения сделать меньше, так чтобы на страницу умещался весь месяц (под размер рабочего компьютера)</text:p>
          </table:table-cell>
          <table:table-cell table:style-name="ce23" office:value-type="string">
            <text:p>5 ноября, скажу срок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11">
          <table:table-cell table:style-name="ce24" office:value-type="string">
            <text:p>•</text:p>
          </table:table-cell>
          <table:table-cell table:style-name="ce25" office:value-type="string">
            <text:p>Фамилии учеников в карточке педагога выделить жирным шрифтом, название типа занятия уменьшить, чтобы визуально отделить.</text:p>
          </table:table-cell>
          <table:table-cell table:style-name="ce26" office:value-type="float" office:value="41217.0">
            <text:p>11/3/2012</text:p>
          </table:table-cell>
          <table:table-cell/>
          <table:table-cell table:style-name="ce24" office:value-type="float" office:value="0.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12">
          <table:table-cell table:style-name="ce24" office:value-type="string">
            <text:p>•</text:p>
          </table:table-cell>
          <table:table-cell table:style-name="ce25" office:value-type="string">
            <text:p>Страница Учителя – список учителей сделать более удобным для поиска конкретного учителя.</text:p>
          </table:table-cell>
          <table:table-cell table:style-name="ce23"/>
          <table:table-cell table:number-columns-repeated="1021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13">
          <table:table-cell table:style-name="ce24" office:value-type="string">
            <text:p>•</text:p>
          </table:table-cell>
          <table:table-cell table:style-name="ce25" office:value-type="string">
            <text:p>Поправить календарь, который всплывает криво, где-то вверху страницы.</text:p>
          </table:table-cell>
          <table:table-cell table:style-name="ce23" office:value-type="string">
            <text:p>не ясно</text:p>
          </table:table-cell>
          <table:table-cell/>
          <table:table-cell table:style-name="ce24" office:value-type="float" office:value="0.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5">
          <table:table-cell table:style-name="ce24" office:value-type="string">
            <text:p>•</text:p>
          </table:table-cell>
          <table:table-cell table:style-name="ce25" office:value-type="string">
            <text:p>Сводку считает неправильно! (Бабиев с 01.10.12. по 31.10.12 отработал 13 дней, на самом деле меньше, запланированные дни вверху не отмечаются проведенными, хотя уроки преподаватель провел) </text:p>
          </table:table-cell>
          <table:table-cell table:style-name="ce23" office:value-type="string">
            <text:p>ПОПРАВИЛ/ПРОВЕРИТЬ</text:p>
          </table:table-cell>
          <table:table-cell/>
          <table:table-cell table:style-name="ce24" office:value-type="float" office:value="0.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5">
          <table:table-cell table:style-name="ce24" office:value-type="string">
            <text:p>•</text:p>
          </table:table-cell>
          <table:table-cell table:style-name="ce25" office:value-type="string">
            <text:p>Если ученик стабильно занимается 2 урока в один день, нет возможности это отметить. Получается планирование идет неверно, он планирует уроки на на 3 месяца вперед (12 уроков если), а на самом деле уроки запланированны на 1,5 месяца так как по 2 урока в день списывается. </text:p>
          </table:table-cell>
          <table:table-cell table:style-name="ce23" office:value-type="string">
            <text:p>Пока либо вручную, либо тип занятия - двойной.  Потом дойдем.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11">
          <table:table-cell table:style-name="ce24" office:value-type="string">
            <text:p>•</text:p>
          </table:table-cell>
          <table:table-cell table:style-name="ce25" office:value-type="string">
            <text:p>Со статусами договоров:</text:p>
            <text:p>Бесплатный как пробный</text:p>
            <text:p>Если нет стандартных договоров, то считать что человек пробует.</text:p>
          </table:table-cell>
          <table:table-cell table:style-name="ce26" office:value-type="float" office:value="41217.0">
            <text:p>11/3/2012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7">
          <table:table-cell table:style-name="ce24" office:value-type="string">
            <text:p>•</text:p>
          </table:table-cell>
          <table:table-cell table:style-name="ce25" office:value-type="string">
            <text:p>Статистика продлившие в этом месяце и т.д.</text:p>
          </table:table-cell>
          <table:table-cell table:style-name="ce23"/>
          <table:table-cell table:number-columns-repeated="1021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14">
          <table:table-cell table:style-name="ce24" office:value-type="string">
            <text:p>•</text:p>
          </table:table-cell>
          <table:table-cell table:style-name="ce25" office:value-type="string">
            <text:p>Замена не идет в зарплату тому кто заменял.</text:p>
          </table:table-cell>
          <table:table-cell table:style-name="ce26" office:value-type="float" office:value="41217.0">
            <text:p>11/3/2012</text:p>
          </table:table-cell>
          <table:table-cell/>
          <table:table-cell table:style-name="ce24" office:value-type="float" office:value="0.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5">
          <table:table-cell table:style-name="ce24" office:value-type="string">
            <text:p>•</text:p>
          </table:table-cell>
          <table:table-cell table:style-name="ce25" office:value-type="string">
            <text:p>Когда создаешь договор, то планирует занятия по графику вперед от даты когда я его создаю. Если я создаю задним числом договор, то каждое занятие в ручную исправлтять дату приходится. Соответсвенно, если челловек заранее продлил догвор, при еще текущем прошлом договоре, то даты занятий пересекаются. РЕШЕНИЕ: Сделать при создании договора помимо строки даты заключения договора, строку даты начала занятий по договору.</text:p>
          </table:table-cell>
          <table:table-cell table:style-name="ce23" office:value-type="string">
            <text:p>срок будет установлен 5 ноября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5">
          <table:table-cell/>
          <table:table-cell table:style-name="ce25" office:value-type="string">
            <text:p>При подсчете ЗП преподавателю, при формировании АКТа не подсчитывает сгоревние занятия как проведенные, в итого зп за этот урок преподу не начистяется. Это неправильно! Должны учитываться и проведенные и сгоревшие.</text:p>
          </table:table-cell>
          <table:table-cell table:style-name="ce27" office:value-type="string">
            <text:p>ИСПРАВЛЕНО</text:p>
          </table:table-cell>
          <table:table-cell/>
          <table:table-cell table:style-name="ce24" office:value-type="float" office:value="0.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3">
          <table:table-cell table:style-name="ce28"/>
          <table:table-cell table:style-name="ce29"/>
          <table:table-cell table:style-name="ce30"/>
          <table:table-cell table:number-columns-repeated="3" table:style-name="ce28"/>
          <table:table-cell table:number-columns-repeated="1018"/>
        </table:table-row>
        <table:table-row table:style-name="ro3" table:number-rows-repeated="54">
          <table:table-cell/>
          <table:table-cell table:style-name="ce25"/>
          <table:table-cell table:style-name="ce23"/>
          <table:table-cell table:number-columns-repeated="1021"/>
        </table:table-row>
        <table:table-row table:style-name="ro0" table:number-rows-repeated="1048474">
          <table:table-cell table:number-columns-repeated="1024"/>
        </table:table-row>
      </table:table>
      <table:named-expressions>
        <table:named-range table:name="cl3abd5oxjt4" table:base-cell-address="$'Лист1'.$A$1" table:cell-range-address="$Лист1.$B$6"/>
        <table:named-range table:name="esj47wpbhu8" table:base-cell-address="$'Лист1'.$A$1" table:cell-range-address="$Лист1.$B$2"/>
        <table:named-range table:name="xit012w56m06" table:base-cell-address="$'Лист1'.$A$1" table:cell-range-address="$Лист1.$B$18"/>
        <table:named-range table:name="zhfm3ybd5d7w" table:base-cell-address="$'Лист1'.$A$1" table:cell-range-address="$Лист1.$B$14"/>
        <table:named-range table:name="cyy5v2xeyzal" table:base-cell-address="$'Лист1'.$A$1" table:cell-range-address="$Лист1.$B$30"/>
        <table:named-range table:name="y6vuzzgihxpi" table:base-cell-address="$'Лист1'.$A$1" table:cell-range-address="$Лист1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month number:volatile="true"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